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1 )</text:p>
      <text:p text:style-name="P1"/>
      <text:h text:style-name="Heading_20_1" text:outline-level="1" text:is-list-header="true">7. Załączniki i dodatki.</text:h>
      <text:p text:style-name="akapit_20_standardowy">Do mojego projektu dołączam CD z repozytorim GIT'a zawierającym kod źródłowy mojej aplikacji, wraz z dokumentacją i wszystkimi materiałami z których korzystałem pisząc j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class="text">
      <style:text-properties fo:color="#000000"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_20_paste" style:display-name="code paste" style:family="paragraph" style:parent-style-name="Standard" style:list-style-name="" style:master-page-name="">
      <style:paragraph-properties fo:line-height="150%" fo:text-align="start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DejaVu Sans Mono1" fo:font-size="7pt" style:font-size-asian="7pt" style:font-size-complex="7pt"/>
    </style:style>
    <style:style style:name="wypunktowanie" style:family="paragraph" style:parent-style-name="Standard" style:master-page-name="">
      <style:paragraph-properties fo:margin-left="1.27cm" fo:margin-right="0.508cm" fo:margin-top="0.254cm" fo:margin-bottom="0cm" fo:line-height="150%" fo:text-indent="0cm" style:auto-text-indent="false" style:page-number="auto"/>
      <style:text-properties fo:color="#000000" style:font-name="Times New Roman1" fo:font-weight="normal" style:font-size-asian="10.5pt" style:font-weight-asian="normal" style:font-weight-complex="normal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621cm" fo:margin-bottom="0.21cm"/>
      <style:text-properties fo:color="#000000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kapit_20_standardowy" style:display-name="akapit standardowy" style:family="paragraph" style:parent-style-name="Standard" style:master-page-name="">
      <style:paragraph-properties fo:margin-left="0cm" fo:margin-right="0cm" fo:margin-top="0.508cm" fo:margin-bottom="0cm" fo:line-height="150%" fo:text-align="justify" fo:text-align-last="justify" style:justify-single-word="false" fo:text-indent="1.231cm" style:auto-text-indent="false" style:page-number="auto" style:shadow="none">
        <style:tab-stops/>
      </style:paragraph-properties>
      <style:text-properties fo:color="#000000" style:font-size-asian="10.5pt"/>
    </style:style>
    <style:style style:name="code_20_paste_20_table_20_header" style:display-name="code paste table header" style:family="paragraph" style:parent-style-name="code_20_paste">
      <style:text-properties fo:color="#000000" fo:font-size="8pt" fo:font-style="oblique"/>
    </style:style>
    <style:style style:name="Footer" style:family="paragraph" style:parent-style-name="Standard" style:list-style-name="" style:class="extra" style:master-page-name="">
      <style:paragraph-properties style:page-number="auto" fo:background-color="transparent" fo:padding="0cm" fo:border-left="none" fo:border-right="none" fo:border-top="0.035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11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Linux OpenOffice.org_project/680m12$Build-9286</meta:generator>
    <meta:creation-date>2008-08-12T15:17:57</meta:creation-date>
    <dc:creator>Daniel Dettlaff</dc:creator>
    <dc:date>2008-09-10T00:25:46</dc:date>
    <meta:editing-cycles>29</meta:editing-cycles>
    <meta:editing-duration>PT10H13M17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3" meta:word-count="30" meta:character-count="209"/>
  </office:meta>
</office:document-meta>
</file>